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0623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199.09" calcext:value-type="float">
            <text:p>199.09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85 kWh</text:p>
          </table:table-cell>
          <table:table-cell office:value-type="float" office:value="409.71" calcext:value-type="float">
            <text:p>409.71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.35" calcext:value-type="float">
            <text:p>1.35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04.84" calcext:value-type="float">
            <text:p>-204.84</text:p>
          </table:table-cell>
          <table:table-cell office:value-type="float" office:value="-108.2" calcext:value-type="float">
            <text:p>-108.2</text:p>
          </table:table-cell>
          <table:table-cell office:value-type="string" calcext:value-type="string">
            <text:p>T-J</text:p>
          </table:table-cell>
          <table:table-cell office:value-type="float" office:value="335.24" calcext:value-type="float">
            <text:p>335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78 kWh</text:p>
          </table:table-cell>
          <table:table-cell office:value-type="float" office:value="367.4" calcext:value-type="float">
            <text:p>367.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.25" calcext:value-type="float">
            <text:p>1.25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183.7" calcext:value-type="float">
            <text:p>-183.7</text:p>
          </table:table-cell>
          <table:table-cell office:value-type="float" office:value="-97.02" calcext:value-type="float">
            <text:p>-97.02</text:p>
          </table:table-cell>
          <table:table-cell office:value-type="string" calcext:value-type="string">
            <text:p>T-J</text:p>
          </table:table-cell>
          <table:table-cell office:value-type="float" office:value="125.91" calcext:value-type="float">
            <text:p>125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0.22" calcext:value-type="float">
            <text:p>0.2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78 kWh</text:p>
          </table:table-cell>
          <table:table-cell office:value-type="float" office:value="365.88" calcext:value-type="float">
            <text:p>365.8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.24" calcext:value-type="float">
            <text:p>1.24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182.94" calcext:value-type="float">
            <text:p>-182.94</text:p>
          </table:table-cell>
          <table:table-cell office:value-type="float" office:value="-96.63" calcext:value-type="float">
            <text:p>-96.63</text:p>
          </table:table-cell>
          <table:table-cell office:value-type="string" calcext:value-type="string">
            <text:p>T-J</text:p>
          </table:table-cell>
          <table:table-cell office:value-type="float" office:value="125.59" calcext:value-type="float">
            <text:p>125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75 kWh</text:p>
          </table:table-cell>
          <table:table-cell office:value-type="float" office:value="346.92" calcext:value-type="float">
            <text:p>346.9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.19" calcext:value-type="float">
            <text:p>1.19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173.47" calcext:value-type="float">
            <text:p>-173.47</text:p>
          </table:table-cell>
          <table:table-cell office:value-type="float" office:value="-91.63" calcext:value-type="float">
            <text:p>-91.63</text:p>
          </table:table-cell>
          <table:table-cell office:value-type="string" calcext:value-type="string">
            <text:p>T-J</text:p>
          </table:table-cell>
          <table:table-cell office:value-type="float" office:value="120.67" calcext:value-type="float">
            <text:p>120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8" calcext:value-type="float">
            <text:p>0.4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77 kWh</text:p>
          </table:table-cell>
          <table:table-cell office:value-type="float" office:value="357.06" calcext:value-type="float">
            <text:p>357.0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.22" calcext:value-type="float">
            <text:p>1.22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78.53" calcext:value-type="float">
            <text:p>-178.53</text:p>
          </table:table-cell>
          <table:table-cell office:value-type="float" office:value="-94.3" calcext:value-type="float">
            <text:p>-94.3</text:p>
          </table:table-cell>
          <table:table-cell office:value-type="string" calcext:value-type="string">
            <text:p>T-J</text:p>
          </table:table-cell>
          <table:table-cell office:value-type="float" office:value="123.45" calcext:value-type="float">
            <text:p>123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0.58" calcext:value-type="float">
            <text:p>0.58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82 kWh</text:p>
          </table:table-cell>
          <table:table-cell office:value-type="float" office:value="384.26" calcext:value-type="float">
            <text:p>384.2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.28" calcext:value-type="float">
            <text:p>1.28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92.14" calcext:value-type="float">
            <text:p>-192.14</text:p>
          </table:table-cell>
          <table:table-cell office:value-type="float" office:value="-101.48" calcext:value-type="float">
            <text:p>-101.48</text:p>
          </table:table-cell>
          <table:table-cell office:value-type="string" calcext:value-type="string">
            <text:p>T-J</text:p>
          </table:table-cell>
          <table:table-cell office:value-type="float" office:value="129.86" calcext:value-type="float">
            <text:p>129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193.09" calcext:value-type="float">
            <text:p>193.09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77 kWh</text:p>
          </table:table-cell>
          <table:table-cell office:value-type="float" office:value="354.17" calcext:value-type="float">
            <text:p>354.1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.21" calcext:value-type="float">
            <text:p>1.21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77.09" calcext:value-type="float">
            <text:p>-177.09</text:p>
          </table:table-cell>
          <table:table-cell office:value-type="float" office:value="-93.53" calcext:value-type="float">
            <text:p>-93.53</text:p>
          </table:table-cell>
          <table:table-cell office:value-type="string" calcext:value-type="string">
            <text:p>T-J</text:p>
          </table:table-cell>
          <table:table-cell office:value-type="float" office:value="315.06" calcext:value-type="float">
            <text:p>315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70 kWh</text:p>
          </table:table-cell>
          <table:table-cell office:value-type="float" office:value="312.88" calcext:value-type="float">
            <text:p>312.8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.11" calcext:value-type="float">
            <text:p>1.11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56.45" calcext:value-type="float">
            <text:p>-156.45</text:p>
          </table:table-cell>
          <table:table-cell office:value-type="float" office:value="-82.63" calcext:value-type="float">
            <text:p>-82.63</text:p>
          </table:table-cell>
          <table:table-cell office:value-type="string" calcext:value-type="string">
            <text:p>T-J</text:p>
          </table:table-cell>
          <table:table-cell office:value-type="float" office:value="111.96" calcext:value-type="float">
            <text:p>111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 office:value-type="float" office:value="0.59" calcext:value-type="float">
            <text:p>0.59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77 kWh</text:p>
          </table:table-cell>
          <table:table-cell office:value-type="float" office:value="346.97" calcext:value-type="float">
            <text:p>346.9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.19" calcext:value-type="float">
            <text:p>1.19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173.49" calcext:value-type="float">
            <text:p>-173.49</text:p>
          </table:table-cell>
          <table:table-cell office:value-type="float" office:value="-91.53" calcext:value-type="float">
            <text:p>-91.53</text:p>
          </table:table-cell>
          <table:table-cell office:value-type="string" calcext:value-type="string">
            <text:p>T-J</text:p>
          </table:table-cell>
          <table:table-cell office:value-type="float" office:value="120.63" calcext:value-type="float">
            <text:p>120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57" calcext:value-type="float">
            <text:p>0.57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4 kWh</text:p>
          </table:table-cell>
          <table:table-cell office:value-type="float" office:value="717.62" calcext:value-type="float">
            <text:p>717.6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.51" calcext:value-type="float">
            <text:p>2.5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58.8" calcext:value-type="float">
            <text:p>-358.8</text:p>
          </table:table-cell>
          <table:table-cell office:value-type="float" office:value="-189.16" calcext:value-type="float">
            <text:p>-189.16</text:p>
          </table:table-cell>
          <table:table-cell office:value-type="string" calcext:value-type="string">
            <text:p>T-J</text:p>
          </table:table-cell>
          <table:table-cell office:value-type="float" office:value="254.19" calcext:value-type="float">
            <text:p>254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0 kWh</text:p>
          </table:table-cell>
          <table:table-cell office:value-type="float" office:value="685.57" calcext:value-type="float">
            <text:p>685.5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43" calcext:value-type="float">
            <text:p>2.4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42.78" calcext:value-type="float">
            <text:p>-342.78</text:p>
          </table:table-cell>
          <table:table-cell office:value-type="float" office:value="-180.7" calcext:value-type="float">
            <text:p>-180.7</text:p>
          </table:table-cell>
          <table:table-cell office:value-type="string" calcext:value-type="string">
            <text:p>T-J</text:p>
          </table:table-cell>
          <table:table-cell office:value-type="float" office:value="246.06" calcext:value-type="float">
            <text:p>24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30 kWh</text:p>
          </table:table-cell>
          <table:table-cell office:value-type="float" office:value="680.24" calcext:value-type="float">
            <text:p>680.2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3-03-2017</text:p>
          </table:table-cell>
          <table:table-cell office:value-type="float" office:value="2.42" calcext:value-type="float">
            <text:p>2.4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41.62" calcext:value-type="float">
            <text:p>-341.62</text:p>
          </table:table-cell>
          <table:table-cell office:value-type="float" office:value="-179.56" calcext:value-type="float">
            <text:p>-179.56</text:p>
          </table:table-cell>
          <table:table-cell office:value-type="string" calcext:value-type="string">
            <text:p>T-J</text:p>
          </table:table-cell>
          <table:table-cell table:formula="of:=[.B13]+[.D13]+[.F13]+[.I13]+[.J13]+[.K13]+[.L13]+[.M13]" office:value-type="float" office:value="241.82" calcext:value-type="float">
            <text:p>241.8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55:56.771000000</meta:creation-date>
    <dc:date>2018-03-28T17:51:27.021000000</dc:date>
    <meta:editing-duration>PT13M8S</meta:editing-duration>
    <meta:editing-cycles>1</meta:editing-cycles>
    <meta:document-statistic meta:table-count="1" meta:cell-count="189" meta:object-count="0"/>
    <meta:generator>LibreOffice/5.3.4.2$Windows_x86 LibreOffice_project/f82d347ccc0be322489bf7da61d7e4ad13fe2ff3</meta:generator>
  </office:meta>
</office:document-meta>
</file>